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D3 MVC</text:p>
      <text:p text:style-name="Normal"/>
      <text:p text:style-name="Normal">Exercice 1. Graphiques 2D</text:p>
      <text:p text:style-name="Normal">1. Lisez la documentation et déterminez la fonction de chacune de ces classes ainsi</text:p>
      <text:p text:style-name="Normal">que les éventuels liens qui les connectent 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JOLION</meta:initial-creator>
    <dc:creator>Hugo JOLION</dc:creator>
    <meta:creation-date>2021-12-14T14:06:00Z</meta:creation-date>
    <dc:date>2021-12-14T14:08:00Z</dc:date>
    <meta:template xlink:href="Normal" xlink:type="simple"/>
    <meta:editing-cycles>2</meta:editing-cycles>
    <meta:editing-duration>PT120S</meta:editing-duration>
    <meta:document-statistic meta:page-count="1" meta:paragraph-count="1" meta:word-count="25" meta:character-count="164" meta:row-count="1" meta:non-whitespace-character-count="140"/>
  </office:meta>
</office:document-meta>
</file>